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marker-start="Square" draw:marker-start-width="0.101cm" draw:marker-end="Square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cffff" draw:textarea-horizontal-align="center" draw:textarea-vertical-align="middle" draw:fit-to-siz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Square" draw:marker-start-width="0.101cm" draw:marker-end="Square" draw:marker-end-width="0.101cm" draw:stroke-linejoin="bevel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7" draw:style-name="gr5" draw:text-style-name="P4" svg:width="1.253cm" svg:height="0.639cm" svg:x="12.234cm" svg:y="9.301cm"><text:p/><draw:enhanced-geometry draw:type="cloud"/></draw:custom-shape><draw:custom-shape text:anchor-type="paragraph" draw:z-index="8" draw:style-name="gr5" draw:text-style-name="P4" svg:width="2.315cm" svg:height="0.969cm" svg:x="12.259cm" svg:y="8.685cm"><text:p/><draw:enhanced-geometry draw:type="cloud"/></draw:custom-shape>T5. Enrutamiento I.</text:p>
      <text:p text:style-name="Standard"/>
      <text:p text:style-name="Standard"/>
      <text:list xml:id="list5486920591276180699" text:style-name="L1">
        <text:list-header>
          <text:p text:style-name="P3">Dado el sistema de la figura:</text:p>
        </text:list-header>
      </text:list>
      <text:p text:style-name="Standard"><draw:custom-shape text:anchor-type="paragraph" draw:z-index="11" draw:style-name="gr6" draw:text-style-name="P4" svg:width="3.024cm" svg:height="2.576cm" svg:x="10.44cm" svg:y="6.428cm"><text:p/><draw:enhanced-geometry draw:type="star12"/></draw:custom-shape><draw:custom-shape text:anchor-type="paragraph" draw:z-index="10" draw:style-name="gr5" draw:text-style-name="P4" svg:width="3.308cm" svg:height="2.576cm" svg:x="11.975cm" svg:y="7.562cm"><text:p/><draw:enhanced-geometry draw:type="cloud"/></draw:custom-shape><draw:custom-shape text:anchor-type="paragraph" draw:z-index="9" draw:style-name="gr5" draw:text-style-name="P4" svg:width="3.142cm" svg:height="2.315cm" svg:x="10.582cm" svg:y="7.562cm"><text:p/><draw:enhanced-geometry draw:type="cloud"/></draw:custom-shape></text:p>
      <text:p text:style-name="Standard"><draw:rect text:anchor-type="paragraph" draw:z-index="24" draw:style-name="gr9" draw:text-style-name="P4" svg:width="0.473cm" svg:height="0.426cm" svg:x="12.658cm" svg:y="0.28cm"><text:p text:style-name="P4">C</text:p></draw:rect><text:tab/><text:tab/><text:tab/><text:tab/><text:tab/><text:tab/><text:tab/><text:tab/><text:tab/> <text:s text:c="9"/></text:p>
      <text:p text:style-name="Standard"><draw:line text:anchor-type="paragraph" draw:z-index="27" draw:style-name="gr7" draw:text-style-name="P4" svg:x1="4.604cm" svg:y1="0.455cm" svg:x2="4.604cm" svg:y2="0.974cm"><text:p/></draw:line><draw:rect text:anchor-type="paragraph" draw:z-index="21" draw:style-name="gr9" draw:text-style-name="P4" svg:width="0.473cm" svg:height="0.426cm" svg:x="4.392cm" svg:y="0.053cm"><text:p text:style-name="P4">A</text:p></draw:rect><draw:line text:anchor-type="paragraph" draw:z-index="30" draw:style-name="gr7" draw:text-style-name="P4" svg:x1="12.873cm" svg:y1="0.222cm" svg:x2="12.873cm" svg:y2="0.765cm"><text:p/></draw:line>192.168.1.0<text:tab/><text:tab/><text:tab/><text:tab/><text:tab/><text:tab/><text:tab/><text:tab/><text:tab/>192.168.3.0</text:p>
      <text:p text:style-name="Standard"><draw:line text:anchor-type="paragraph" draw:z-index="1" draw:style-name="gr1" draw:text-style-name="P4" svg:x1="10.65cm" svg:y1="0.275cm" svg:x2="15.351cm" svg:y2="0.275cm"><text:p/></draw:line><draw:line text:anchor-type="paragraph" draw:z-index="17" draw:style-name="gr7" draw:text-style-name="P4" svg:x1="9.394cm" svg:y1="1.256cm" svg:x2="11.052cm" svg:y2="0.275cm"><text:p/></draw:line><draw:line text:anchor-type="paragraph" draw:z-index="18" draw:style-name="gr7" draw:text-style-name="P4" svg:x1="13.816cm" svg:y1="0.275cm" svg:x2="13.698cm" svg:y2="1.055cm"><text:p/></draw:line></text:p>
      <text:p text:style-name="Standard"><draw:line text:anchor-type="paragraph" draw:z-index="0" draw:style-name="gr1" draw:text-style-name="P4" svg:x1="1.131cm" svg:y1="0cm" svg:x2="6.611cm" svg:y2="0cm"><text:p/></draw:line><draw:line text:anchor-type="paragraph" draw:z-index="13" draw:style-name="gr7" draw:text-style-name="P4" svg:x1="3.542cm" svg:y1="0cm" svg:x2="3.542cm" svg:y2="0.875cm"><text:p/></draw:line><draw:line text:anchor-type="paragraph" draw:z-index="15" draw:style-name="gr7" draw:text-style-name="P4" svg:x1="6.211cm" svg:y1="0cm" svg:x2="8.322cm" svg:y2="0.804cm"><text:p/></draw:line><text:tab/><text:tab/><text:tab/><text:tab/><text:tab/><text:tab/><text:tab/><text:tab/><text:tab/><text:tab/><text:tab/>eth0</text:p>
      <text:p text:style-name="Standard"><draw:ellipse text:anchor-type="paragraph" draw:z-index="12" draw:style-name="gr2" draw:text-style-name="P4" svg:width="1.253cm" svg:height="0.71cm" svg:x="2.902cm" svg:y="0.388cm"><text:p text:style-name="P4">R1</text:p></draw:ellipse><draw:ellipse text:anchor-type="paragraph" draw:z-index="3" draw:style-name="gr2" draw:text-style-name="P4" svg:width="1.253cm" svg:height="0.71cm" svg:x="8.241cm" svg:y="0.129cm"><text:p text:style-name="P4">R2</text:p></draw:ellipse><draw:ellipse text:anchor-type="paragraph" draw:z-index="5" draw:style-name="gr2" draw:text-style-name="P4" svg:width="1.253cm" svg:height="0.71cm" svg:x="13.062cm" svg:y="0.081cm"><text:p text:style-name="P4">R3</text:p></draw:ellipse><text:tab/><text:tab/>eth0<text:tab/><text:tab/><text:tab/> <text:s text:c="7"/>eth0<text:tab/> <text:s text:c="7"/>eth1<text:tab/><text:tab/></text:p>
      <text:p text:style-name="Standard"><draw:line text:anchor-type="paragraph" draw:z-index="19" draw:style-name="gr7" draw:text-style-name="P4" svg:x1="13.486cm" svg:y1="0.303cm" svg:x2="11.786cm" svg:y2="2.48cm"><text:p/></draw:line><draw:line text:anchor-type="paragraph" draw:z-index="16" draw:style-name="gr7" draw:text-style-name="P4" svg:x1="9.282cm" svg:y1="0.284cm" svg:x2="11.03cm" svg:y2="2.48cm"><text:p/></draw:line><draw:line text:anchor-type="paragraph" draw:z-index="29" draw:style-name="gr7" draw:text-style-name="P4" svg:x1="4.154cm" svg:y1="0.351cm" svg:x2="10.792cm" svg:y2="2.826cm"><text:p/></draw:line> <text:s text:c="24"/><text:tab/> <text:s text:c="3"/>eth2<text:tab/><text:tab/> <text:s/><text:tab/><text:tab/><text:tab/> <text:s text:c="10"/></text:p>
      <text:p text:style-name="Standard"><draw:line text:anchor-type="paragraph" draw:z-index="14" draw:style-name="gr7" draw:text-style-name="P4" svg:x1="3.494cm" svg:y1="0.123cm" svg:x2="3.494cm" svg:y2="1.255cm"><text:p/></draw:line><text:tab/><text:tab/>eth1<text:tab/><text:tab/><text:tab/><text:tab/><text:tab/>eth2<text:tab/><text:tab/><text:tab/> <text:s text:c="7"/>eth1</text:p>
      <text:p text:style-name="Standard"/>
      <text:p text:style-name="Standard"><draw:line text:anchor-type="paragraph" draw:z-index="26" draw:style-name="gr7" draw:text-style-name="P4" svg:x1="3.117cm" svg:y1="0.898cm" svg:x2="3.117cm" svg:y2="0.259cm"><text:p/></draw:line><draw:line text:anchor-type="paragraph" draw:z-index="2" draw:style-name="gr1" draw:text-style-name="P4" svg:x1="1.558cm" svg:y1="0.282cm" svg:x2="6.85cm" svg:y2="0.282cm"><text:p/></draw:line></text:p>
      <text:p text:style-name="Standard"><draw:rect text:anchor-type="paragraph" draw:z-index="23" draw:style-name="gr9" draw:text-style-name="P4" svg:width="0.473cm" svg:height="0.426cm" svg:x="2.926cm" svg:y="0.411cm"><text:p text:style-name="P4">B</text:p></draw:rect><draw:ellipse text:anchor-type="paragraph" draw:z-index="4" draw:style-name="gr3" draw:text-style-name="P5" svg:width="1.253cm" svg:height="0.71cm" svg:x="10.791cm" svg:y="0.482cm"><text:p text:style-name="P4"><text:span text:style-name="T1">R4</text:span></text:p></draw:ellipse>192.168.2.0<text:tab/><text:tab/><text:tab/><text:tab/><text:tab/><text:tab/> <text:s text:c="11"/>eth1 <text:s text:c="12"/>eth2</text:p>
      <text:p text:style-name="Standard"><draw:line text:anchor-type="paragraph" draw:z-index="25" draw:style-name="gr10" draw:text-style-name="P4" svg:x1="11.961cm" svg:y1="0.483cm" svg:x2="14.884cm" svg:y2="0.487cm"><text:p/></draw:line><text:tab/><text:tab/><text:tab/><text:tab/><text:tab/><text:tab/><text:tab/> <text:s text:c="3"/>eth0<text:tab/><text:tab/><text:tab/>eth3 <text:s text:c="5"/>(Inet) 85.136.12.1</text:p>
      <text:p text:style-name="Standard"><draw:line text:anchor-type="paragraph" draw:z-index="20" draw:style-name="gr8" draw:text-style-name="P4" svg:x1="11.455cm" svg:y1="1.274cm" svg:x2="11.455cm" svg:y2="0.217cm"><text:p/></draw:line><text:tab/><text:tab/><text:tab/><text:tab/><text:tab/><text:tab/><text:tab/><text:tab/> <text:s text:c="2"/><text:tab/> <text:s text:c="7"/></text:p>
      <text:p text:style-name="Standard"><text:tab/><text:tab/><text:tab/><text:tab/><text:tab/><text:tab/><text:tab/><text:tab/><text:tab/> <text:s text:c="2"/>ath0<text:tab/></text:p>
      <text:p text:style-name="Standard"><draw:line text:anchor-type="paragraph" draw:z-index="6" draw:style-name="gr4" draw:text-style-name="P4" svg:x1="7.391cm" svg:y1="0.3cm" svg:x2="12.162cm" svg:y2="0.3cm"><text:p/></draw:line><draw:line text:anchor-type="paragraph" draw:z-index="28" draw:style-name="gr7" draw:text-style-name="P4" svg:x1="8.998cm" svg:y1="0.568cm" svg:x2="8.998cm" svg:y2="0.3cm"><text:p/></draw:line></text:p>
      <text:p text:style-name="Standard"><draw:rect text:anchor-type="paragraph" draw:z-index="22" draw:style-name="gr9" draw:text-style-name="P4" svg:width="0.473cm" svg:height="0.426cm" svg:x="8.807cm" svg:y="0.081cm"><text:p text:style-name="P4">D</text:p></draw:rect><text:tab/><text:tab/><text:tab/><text:tab/><text:tab/><text:tab/><text:tab/><text:tab/><text:tab/><text:tab/>192.168.4.0</text:p>
      <text:p text:style-name="Standard"><text:tab/><text:tab/><text:tab/><text:tab/><text:tab/><text:tab/><text:tab/> <text:s text:c="5"/><text:tab/><text:tab/><text:tab/><text:tab/><text:tab/><text:tab/></text:p>
      <text:p text:style-name="Standard"/>
      <text:p text:style-name="Standard">Direcciones IP de las tarjetas de los routers:</text:p>
      <text:p text:style-name="P1"/>
      <text:p text:style-name="P1">R1: <text:s/><text:tab/>eth0: 192.168.1.200</text:p>
      <text:p text:style-name="P1"><text:tab/>eth1: 192.168.2.60</text:p>
      <text:p text:style-name="P1"><text:tab/>eth2: 192.168.9.1</text:p>
      <text:p text:style-name="P1"/>
      <text:p text:style-name="P1">R2:<text:tab/>eth0: 192.168.1.180</text:p>
      <text:p text:style-name="P1"><text:tab/>eth1: 192.168.2.15</text:p>
      <text:p text:style-name="P1"><text:tab/>eth2: 192.168.10.1</text:p>
      <text:p text:style-name="P1"/>
      <text:p text:style-name="P1">R3:<text:tab/>eth0: 192.168.3.50</text:p>
      <text:p text:style-name="P1"><text:tab/>eth1: 192.168.11.10</text:p>
      <text:p text:style-name="P1"/>
      <text:p text:style-name="P1">R4:<text:tab/>eth0: 192.168.9.2</text:p>
      <text:p text:style-name="P1"><text:tab/>eth1: 192.168.10.2</text:p>
      <text:p text:style-name="P1"><text:tab/>eth2: 192.168.11.1</text:p>
      <text:p text:style-name="P1"><text:tab/>eth3: 85.136.12.57</text:p>
      <text:p text:style-name="P1"><text:tab/>ath0: 192.168.4.0</text:p>
      <text:p text:style-name="P1"/>
      <text:p text:style-name="P1">Direcciones IP de los hosts:</text:p>
      <text:p text:style-name="P1"/>
      <text:p text:style-name="P1">A: 192.168.1.12</text:p>
      <text:p text:style-name="P1">B: 192.168.2.23</text:p>
      <text:p text:style-name="P1">C: 192.168.3.4</text:p>
      <text:p text:style-name="P1">D: 192.168.4.55</text:p>
      <text:p text:style-name="Standard"/>
      <text:p text:style-name="P2">Los routers R1 y R2 son servidores Windows, mientras que R3 y R4 son servidores Linux. Los hosts de las redes 192.168.1.0 y 192.168.2.0 trabajan con Windows y los de las redes 192.168.3.0 y 192.168.4.0 trabajan con Linux.</text:p>
      <text:p text:style-name="Standard"/>
      <text:p text:style-name="Standard"/>
      <text:p text:style-name="P2"/>
      <text:p text:style-name="P2"><text:soft-page-break/>Responder a las siguientes cuestiones:</text:p>
      <text:p text:style-name="P2"/>
      <text:p text:style-name="P2"/>
      <text:p text:style-name="P2"/>
      <text:p text:style-name="P2">a) Una de las direcciones IP de una de las tarjetas de uno de los routers no es correcta. Encuéntrala, justifica porque es incorrecta y cámbiala para que el sistema funcione.</text:p>
      <text:p text:style-name="P2"/>
      <text:p text:style-name="P2">b) Escribir las tablas de enrutamiento de los hosts A, B, C y D y de los cuatro routers de forma que todos los hosts de cada subred puedan comunicarse entre sí y tengan salida a Internet.</text:p>
      <text:p text:style-name="P2"/>
      <text:p text:style-name="P2">c) Dí los cambios que tendrías que hacer para impedir que los ordenadores de la red 192.168.1.0 accedan a la red 192.168.3.0. Reescribe en papel las tablas de enrutamiento que haya que cambiar y muestra los comandos necesarios para llevar a cabo dichos cambios explicando en que máquinas hay que llevar a cabo cada uno de ellos.</text:p>
      <text:p text:style-name="P2"/>
      <text:p text:style-name="P2">d) Supon que se ha estropeado temporalmente el router R2, reescribe las tablas de enrutamiento que se vean afectadas de forma que el sistema siga funcionando comple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3-13T13:26:10</meta:creation-date>
    <dc:date>2013-11-07T09:51:08.01</dc:date>
    <meta:print-date>2007-03-14T09:21:38</meta:print-date>
    <dc:language>es-ES</dc:language>
    <meta:editing-cycles>7</meta:editing-cycles>
    <meta:editing-duration>PT1H9M5S</meta:editing-duration>
    <meta:document-statistic meta:table-count="0" meta:image-count="0" meta:object-count="0" meta:page-count="2" meta:paragraph-count="39" meta:word-count="274" meta:character-count="1918"/>
    <meta:user-defined meta:name="Info 1"/>
    <meta:user-defined meta:name="Info 2"/>
    <meta:user-defined meta:name="Info 3"/>
    <meta:user-defined meta:name="Info 4"/>
  </office:meta>
</office:document-meta>
</file>